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6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7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8" style:family="paragraph" style:parent-style-name="Standard">
      <style:text-properties fo:font-weight="bold" officeooo:rsid="0049195f" officeooo:paragraph-rsid="0049195f" style:font-weight-asian="bold" style:font-weight-complex="bold"/>
    </style:style>
    <style:style style:name="P9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10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2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3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6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7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9195f" officeooo:paragraph-rsid="0049195f" style:font-weight-asian="bold" style:font-weight-complex="bold"/>
    </style:style>
    <style:style style:name="P26" style:family="paragraph" style:parent-style-name="Preformatted_20_Text">
      <style:text-properties officeooo:paragraph-rsid="00434f25"/>
    </style:style>
    <style:style style:name="P27" style:family="paragraph" style:parent-style-name="Preformatted_20_Text">
      <style:text-properties officeooo:paragraph-rsid="004922ac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40637a" style:font-weight-asian="normal" style:font-weight-complex="normal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27a3d" style:font-weight-asian="normal" style:font-weight-complex="normal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27a3d" officeooo:paragraph-rsid="005231b2" style:font-weight-asian="normal" style:font-weight-complex="normal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5231b2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5231b2" style:font-weight-asian="normal" style:font-weight-complex="normal"/>
    </style:style>
    <style:style style:name="P4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2a32" officeooo:paragraph-rsid="0023c4d5" style:font-weight-asian="normal" style:font-weight-complex="normal"/>
    </style:style>
    <style:style style:name="P4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5231b2" style:font-weight-asian="normal" style:font-weight-complex="normal"/>
    </style:style>
    <style:style style:name="P45" style:family="paragraph" style:parent-style-name="Preformatted_20_Text">
      <style:text-properties officeooo:paragraph-rsid="005231b2"/>
    </style:style>
    <style:style style:name="P46" style:family="paragraph" style:parent-style-name="Preformatted_20_Text">
      <style:paragraph-properties fo:margin-top="0cm" fo:margin-bottom="0.499cm" loext:contextual-spacing="false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paragraph-rsid="005231b2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2f8313"/>
    </style:style>
    <style:style style:name="T7" style:family="text">
      <style:text-properties officeooo:rsid="0030d663"/>
    </style:style>
    <style:style style:name="T8" style:family="text">
      <style:text-properties officeooo:rsid="0030f275"/>
    </style:style>
    <style:style style:name="T9" style:family="text">
      <style:text-properties officeooo:rsid="00352e7d"/>
    </style:style>
    <style:style style:name="T10" style:family="text">
      <style:text-properties officeooo:rsid="0037b52b"/>
    </style:style>
    <style:style style:name="T11" style:family="text">
      <style:text-properties officeooo:rsid="003a6330"/>
    </style:style>
    <style:style style:name="T12" style:family="text">
      <style:text-properties officeooo:rsid="003cabc3"/>
    </style:style>
    <style:style style:name="T13" style:family="text">
      <style:text-properties fo:font-variant="normal" fo:text-transform="none" fo:color="#000000" style:font-name="monospace" fo:font-size="10.5pt" fo:letter-spacing="normal" fo:font-style="normal"/>
    </style:style>
    <style:style style:name="T14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15" style:family="text">
      <style:text-properties fo:font-variant="normal" fo:text-transform="none" fo:color="#000000" style:font-name="monospace" fo:font-size="10.5pt" fo:letter-spacing="normal" fo:font-style="normal" officeooo:rsid="00434f25" style:font-weight-asian="normal" style:font-weight-complex="normal"/>
    </style:style>
    <style:style style:name="T16" style:family="text">
      <style:text-properties fo:font-variant="normal" fo:text-transform="none" fo:color="#000000" style:font-name="monospace" fo:font-size="10.5pt" fo:letter-spacing="normal" fo:font-style="normal" officeooo:rsid="0045c128" style:font-weight-asian="normal" style:font-weight-complex="normal"/>
    </style:style>
    <style:style style:name="T17" style:family="text">
      <style:text-properties officeooo:rsid="0040637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425701"/>
    </style:style>
    <style:style style:name="T20" style:family="text">
      <style:text-properties officeooo:rsid="004922ac"/>
    </style:style>
    <style:style style:name="T21" style:family="text">
      <style:text-properties officeooo:rsid="00494f8a"/>
    </style:style>
    <style:style style:name="T22" style:family="text">
      <style:text-properties officeooo:rsid="004b482c"/>
    </style:style>
    <style:style style:name="T23" style:family="text">
      <style:text-properties officeooo:rsid="004de4f7"/>
    </style:style>
    <style:style style:name="T24" style:family="text">
      <style:text-properties officeooo:rsid="0050da75"/>
    </style:style>
    <style:style style:name="T25" style:family="text">
      <style:text-properties officeooo:rsid="0051e07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set Characterstics:</text:p>
      <text:p text:style-name="P8"/>
      <text:p text:style-name="P8">1. Tags and Their Frequencies</text:p>
      <text:p text:style-name="P8"/>
      <text:p text:style-name="P25">PER_Others 9087</text:p>
      <text:p text:style-name="P28">PER_Victim 1281</text:p>
      <text:p text:style-name="P28">PER_Accused 4338</text:p>
      <text:p text:style-name="P28">ORG_Victim 400</text:p>
      <text:p text:style-name="P28">ORG_Accused 2958</text:p>
      <text:p text:style-name="P28">ORG_Others 11715</text:p>
      <text:p text:style-name="P28">LOC_Accused 814</text:p>
      <text:p text:style-name="P28">LOC_Others 8958</text:p>
      <text:p text:style-name="P28">LOC_Event 6806</text:p>
      <text:p text:style-name="P28">LOC_Victim 223</text:p>
      <text:p text:style-name="P8"/>
      <text:p text:style-name="P1"/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9">Hidden states:</text:p>
      <text:p text:style-name="P9">Output:</text:p>
      <text:p text:style-name="P9">N-gram:</text:p>
      <text:p text:style-name="P9">Dealing with Unknowns:</text:p>
      <text:p text:style-name="P9">Probability Calculations:</text:p>
      <text:p text:style-name="P9"/>
      <text:p text:style-name="P19">&lt;HiddenMarkovModelTagger 1<text:span text:style-name="T8">0</text:span> states and 20252 output symbols&gt;</text:p>
      <text:p text:style-name="P28"/>
      <text:p text:style-name="P28">['ORG_Others', 'PER_Others', 'LOC_Event', 'PER_Victim', 'LOC_Others', 'PER_Accused', 'ORG_Victim', 'ORG_Accused', 'LOC_Accused', 'LOC_Victim']</text:p>
      <text:p text:style-name="P9"/>
      <text:p text:style-name="P10">For few documents, Number of tags and words are different.</text:p>
      <text:p text:style-name="P10"/>
      <text:p text:style-name="P21">======= Accuracy Class Wise =====================</text:p>
      <text:p text:style-name="P35"/>
      <text:p text:style-name="P28">Class <text:s text:c="3"/><text:tab/><text:tab/>Matched <text:tab/>Total <text:tab/>%</text:p>
      <text:p text:style-name="P28">--------------------------------------------</text:p>
      <text:p text:style-name="P28">PER_Others: <text:tab/>156 <text:tab/><text:tab/>1988 <text:tab/><text:tab/>7.8<text:span text:style-name="T23">5%</text:span></text:p>
      <text:p text:style-name="Preformatted_20_Text">PER_Victim: <text:tab/>21 <text:tab/><text:tab/>368 <text:tab/><text:tab/>5.7<text:span text:style-name="T23">1%</text:span></text:p>
      <text:p text:style-name="Preformatted_20_Text">PER_Accused: <text:tab/>63 <text:tab/><text:tab/>743 <text:tab/><text:tab/>8.4<text:span text:style-name="T23">8%</text:span></text:p>
      <text:p text:style-name="Preformatted_20_Text">ORG_Victim: <text:tab/>12 <text:tab/><text:tab/>96 <text:tab/><text:tab/>12.5%</text:p>
      <text:p text:style-name="Preformatted_20_Text">ORG_Accused: <text:tab/>109 <text:tab/><text:tab/>537 <text:tab/><text:tab/>20.<text:span text:style-name="T23">30</text:span>%</text:p>
      <text:p text:style-name="Preformatted_20_Text">ORG_Others: <text:tab/>246 <text:tab/><text:tab/>2340 <text:tab/><text:tab/>10.51%</text:p>
      <text:p text:style-name="Preformatted_20_Text">LOC_Accused: <text:tab/>0 <text:tab/><text:tab/>145 <text:tab/><text:tab/>0.0%</text:p>
      <text:p text:style-name="Preformatted_20_Text">LOC_Others: <text:tab/>198 <text:tab/><text:tab/>1762 <text:tab/><text:tab/>11.2<text:span text:style-name="T23">4</text:span>%</text:p>
      <text:p text:style-name="Preformatted_20_Text">LOC_Event: <text:tab/><text:tab/>154 <text:tab/><text:tab/>1111 <text:tab/><text:tab/>13.86%</text:p>
      <text:p text:style-name="P37">LOC_Victim: <text:tab/>0 29 0.0%</text:p>
      <text:p text:style-name="P28"/>
      <text:p text:style-name="P10"/>
      <text:p text:style-name="P30">Average Accuracy: <text:span text:style-name="T7">9.04%</text:span></text:p>
      <text:p text:style-name="P30"/>
      <text:p text:style-name="P30"/>
      <text:p text:style-name="P30"/>
      <text:p text:style-name="P3"/>
      <text:p text:style-name="P10"/>
      <text:p text:style-name="P4"/>
      <text:p text:style-name="P4"><text:soft-page-break/>CRF</text:p>
      <text:p text:style-name="P4"/>
      <text:p text:style-name="P11"><text:span text:style-name="T4">1. </text:span>Using NLTK</text:p>
      <text:p text:style-name="P11"/>
      <text:p text:style-name="P11"/>
      <text:p text:style-name="P22">======= Accuracy Class Wise =====================</text:p>
      <text:p text:style-name="P35"/>
      <text:p text:style-name="P28">Class <text:s text:c="3"/><text:tab/><text:tab/>Matched <text:tab/>Total <text:tab/>%</text:p>
      <text:p text:style-name="P28">--------------------------</text:p>
      <text:p text:style-name="P28">PER_Others: 1257 1702 73.85%</text:p>
      <text:p text:style-name="Preformatted_20_Text">PER_Victim: 28 268 10.4<text:span text:style-name="T22">5</text:span>%</text:p>
      <text:p text:style-name="Preformatted_20_Text">PER_Accused: 205 599 34.22%</text:p>
      <text:p text:style-name="Preformatted_20_Text">ORG_Victim: 0 81 0.0%</text:p>
      <text:p text:style-name="Preformatted_20_Text">ORG_Accused: 379 546 69.41%</text:p>
      <text:p text:style-name="Preformatted_20_Text">ORG_Others: 1289 2015 63.97%</text:p>
      <text:p text:style-name="Preformatted_20_Text">LOC_Accused: 0 120 0.0%</text:p>
      <text:p text:style-name="Preformatted_20_Text">LOC_Others: 961 1743 55.13%</text:p>
      <text:p text:style-name="Preformatted_20_Text">LOC_Event: 475 1100 43.18%</text:p>
      <text:p text:style-name="P37">LOC_Victim: 0 27 0.0%</text:p>
      <text:p text:style-name="P12"/>
      <text:p text:style-name="P31">Average Accuracy: <text:span text:style-name="T10">35.02%</text:span></text:p>
      <text:p text:style-name="P11"/>
      <text:p text:style-name="P11"><text:span text:style-name="T4">2. </text:span>Using CRFSuite</text:p>
      <text:p text:style-name="P11"/>
      <text:p text:style-name="P18">======= Accuracy Class Wise =====================</text:p>
      <text:p text:style-name="P18"/>
      <text:p text:style-name="P18">Class <text:s text:c="3"/>Matched Total %</text:p>
      <text:p text:style-name="P18">--------------------------</text:p>
      <text:p text:style-name="P24">PER_Others: 1278 1669 76.57%</text:p>
      <text:p text:style-name="P27">PER_Victim: 58 211 27.48%</text:p>
      <text:p text:style-name="P27">PER_Accused: 291 504 57.7<text:span text:style-name="T20">4</text:span>%</text:p>
      <text:p text:style-name="P27">ORG_Victim: 3 45 6.6<text:span text:style-name="T20">7</text:span>%</text:p>
      <text:p text:style-name="P27">ORG_Accused: 431 528 81.6<text:span text:style-name="T20">3</text:span>%</text:p>
      <text:p text:style-name="P27">ORG_Others: 1277 1957 65.25%</text:p>
      <text:p text:style-name="P27">LOC_Accused: 7 80 8.75%</text:p>
      <text:p text:style-name="P27">LOC_Others: 1000 1625 61.5<text:span text:style-name="T20">4</text:span>%</text:p>
      <text:p text:style-name="P27">LOC_Event: 517 1168 44.26%</text:p>
      <text:p text:style-name="P38">LOC_Victim: 2 41 4.8<text:span text:style-name="T20">8</text:span>%</text:p>
      <text:p text:style-name="P18">Avg Accuracy = <text:span text:style-name="T21">43.48</text:span>%</text:p>
      <text:p text:style-name="P26"/>
      <text:p text:style-name="P18"/>
      <text:p text:style-name="P11"/>
      <text:p text:style-name="P11"><text:span text:style-name="T4">3. </text:span>Adding <text:span text:style-name="T19">Entity Score to CRF with word score calculated using word frequency and position</text:span>:</text:p>
      <text:p text:style-name="P11"/>
      <text:p text:style-name="P13"><draw:frame draw:style-name="fr1" draw:name="Object2" text:anchor-type="as-char" svg:y="-0.386cm" svg:width="12.862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23">======= Accuracy Class Wise =====================</text:p>
      <text:p text:style-name="P35"/>
      <text:p text:style-name="P28">Class <text:s text:c="3"/>Matched Total %</text:p>
      <text:p text:style-name="P28">--------------------------</text:p>
      <text:p text:style-name="P28">PER_Others: 1174 1629 72% PER_Victim: 64 229 27%</text:p>
      <text:p text:style-name="P28">PER_Accused: 355 884 40% ORG_Victim: 3 57 5%</text:p>
      <text:p text:style-name="P28">ORG_Accused: 394 546 72% ORG_Others: 1137 2199 51%</text:p>
      <text:p text:style-name="P28">LOC_Accused: 1 160 0% LOC_Others: 868 1640 52%</text:p>
      <text:p text:style-name="P36"><text:span text:style-name="T13">LOC_Event: 456 1106 41% LOC_Victim: 3 31 9% </text:span><text:span text:style-name="T15">Avg Accuracy = </text:span><text:span text:style-name="T16">36.2%</text:span></text:p>
      <text:p text:style-name="P5"><text:soft-page-break/>LSTM</text:p>
      <text:p text:style-name="P5"/>
      <text:p text:style-name="P14">With word embedding created using Glove from dataset itself.</text:p>
      <text:p text:style-name="P14"/>
      <text:p text:style-name="P16">With <text:span text:style-name="T9">pre treained Golve </text:span>word embedding taken from <text:span text:style-name="T9">Stannford NLP</text:span>.</text:p>
      <text:p text:style-name="P5"/>
      <text:p text:style-name="P5">BLSTM<text:span text:style-name="T3">+Softmax</text:span></text:p>
      <text:p text:style-name="P5"/>
      <text:p text:style-name="P15"><text:span text:style-name="T17">1. </text:span>With word embedding created using Glove from dataset itself.</text:p>
      <text:p text:style-name="P15"/>
      <text:p text:style-name="P43"/>
      <text:p text:style-name="P33"/>
      <text:p text:style-name="P17"><text:span text:style-name="T17">2. </text:span>With <text:span text:style-name="T9">pre treained Golve </text:span>word embedding taken from <text:span text:style-name="T9">Stannford NLP</text:span>.</text:p>
      <text:p text:style-name="P17"/>
      <text:p text:style-name="P44">======= Accuracy Class Wise =====================</text:p>
      <text:p text:style-name="P41"/>
      <text:p text:style-name="P40">Class <text:s text:c="3"/>Matched Total %</text:p>
      <text:p text:style-name="P45">--------------------------</text:p>
      <text:p text:style-name="P45">PER_Others: 659 787 83.73%</text:p>
      <text:p text:style-name="P45">PER_Victim: 46 95 48.42%</text:p>
      <text:p text:style-name="P45">PER_Accused: 169 252 67.06%</text:p>
      <text:p text:style-name="P45">ORG_Victim: 2 31 6.45%</text:p>
      <text:p text:style-name="P45">ORG_Accused: 216 287 75.26%</text:p>
      <text:p text:style-name="P45">ORG_Others: 766 1042 73.51%</text:p>
      <text:p text:style-name="P45">LOC_Accused: 3 41 7.3<text:span text:style-name="T24">2</text:span>%</text:p>
      <text:p text:style-name="P45">LOC_Others: 593 936 63.35%</text:p>
      <text:p text:style-name="P45">LOC_Event: 385 700 55.0%</text:p>
      <text:p text:style-name="P47">LOC_Victim: 3 24 12.5%</text:p>
      <text:p text:style-name="P40"/>
      <text:p text:style-name="P42"><text:span text:style-name="T14">Average Accuracy: </text:span><text:span text:style-name="T25">49.26%</text:span></text:p>
      <text:p text:style-name="P5"/>
      <text:p text:style-name="P5"/>
      <text:p text:style-name="P5">BLSTM + CRF</text:p>
      <text:p text:style-name="P5"/>
      <text:p text:style-name="P15"><text:span text:style-name="T5">1. </text:span>With word embedding created using Glove from dataset itself.</text:p>
      <text:p text:style-name="P15"/>
      <text:p text:style-name="P20">======= Accuracy Class Wise =====================</text:p>
      <text:p text:style-name="P35"/>
      <text:p text:style-name="P28">Class <text:s text:c="3"/>Matched Total %</text:p>
      <text:p text:style-name="P28">--------------------------</text:p>
      <text:p text:style-name="P28">PER_Others: 665 823 80%</text:p>
      <text:p text:style-name="P28">PER_Victim: 28 182 15%</text:p>
      <text:p text:style-name="P28">PER_Accused: 161 428 37%</text:p>
      <text:p text:style-name="P28">ORG_Victim: 0 34 0%</text:p>
      <text:p text:style-name="P28">ORG_Accused: 238 317 75%</text:p>
      <text:p text:style-name="P28">ORG_Others: 662 1145 57%</text:p>
      <text:p text:style-name="P28">LOC_Accused: 3 75 4%</text:p>
      <text:p text:style-name="P28">LOC_Others: 550 907 60%</text:p>
      <text:p text:style-name="P28">LOC_Event: 234 680 34%</text:p>
      <text:p text:style-name="P28">LOC_Victim: 0 12 0%</text:p>
      <text:p text:style-name="P15"/>
      <text:p text:style-name="P32">Average Accuracy: <text:span text:style-name="T11">36.2%</text:span></text:p>
      <text:p text:style-name="P15"/>
      <text:p text:style-name="P15"><text:span text:style-name="T5">2. </text:span>With <text:span text:style-name="T9">pre treained Golve </text:span>word embedding taken from <text:span text:style-name="T9">Stannford NLP</text:span>.</text:p>
      <text:p text:style-name="P15"/>
      <text:p text:style-name="P20">======= Accuracy Class Wise =====================</text:p>
      <text:p text:style-name="P35"><text:soft-page-break/></text:p>
      <text:p text:style-name="P28">Class <text:s text:c="3"/><text:tab/><text:tab/>Matched <text:tab/>Total <text:tab/>%</text:p>
      <text:p text:style-name="P28">------------------------------------------</text:p>
      <text:p text:style-name="P28">PER_Others: <text:tab/>662 <text:tab/><text:tab/>823 <text:tab/><text:tab/>80%</text:p>
      <text:p text:style-name="P28">PER_Victim: <text:tab/>42 <text:tab/><text:tab/>182 <text:tab/><text:tab/>23%</text:p>
      <text:p text:style-name="P28">PER_Accused: <text:tab/>253 <text:tab/><text:tab/>428 <text:tab/><text:tab/>59%</text:p>
      <text:p text:style-name="P28">ORG_Victim: <text:tab/>3 <text:tab/><text:tab/>34 <text:tab/><text:tab/>8%</text:p>
      <text:p text:style-name="P28">ORG_Accused: <text:tab/>245 <text:tab/><text:tab/>317 <text:tab/><text:tab/>77%</text:p>
      <text:p text:style-name="P28">ORG_Others: <text:tab/>688 <text:tab/><text:tab/>1145 <text:tab/><text:tab/>60%</text:p>
      <text:p text:style-name="P28">LOC_Accused: <text:tab/>1 <text:tab/><text:tab/>75 <text:tab/><text:tab/>1%</text:p>
      <text:p text:style-name="P28">LOC_Others: <text:tab/>489 <text:tab/><text:tab/>907 <text:tab/><text:tab/>53%</text:p>
      <text:p text:style-name="P28">LOC_Event: <text:tab/><text:tab/>371 <text:tab/><text:tab/>680 <text:tab/><text:tab/>54%</text:p>
      <text:p text:style-name="P28">LOC_Victim: <text:tab/>0 <text:tab/><text:tab/>12 <text:tab/><text:tab/>0%</text:p>
      <text:p text:style-name="P15"/>
      <text:p text:style-name="P29">Average Accuracy: <text:span text:style-name="T6">40%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Analysis of Dataset and Results</text:p>
      <text:p text:style-name="P6"/>
      <text:p text:style-name="P7">1. Context Keyword: <text:span text:style-name="T18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8-05-02T01:11:05.042223094</dc:date>
    <meta:editing-duration>P3DT7H53M57S</meta:editing-duration>
    <meta:editing-cycles>57</meta:editing-cycles>
    <meta:document-statistic meta:table-count="0" meta:image-count="0" meta:object-count="1" meta:page-count="4" meta:paragraph-count="130" meta:word-count="573" meta:character-count="4064" meta:non-whitespace-character-count="3489"/>
  </office:meta>
</office:document-meta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